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169C0000116E756E89492BDF844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55cm"/>
      <style:paragraph-properties style:writing-mode="lr-tb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standard">
      <style:graphic-properties draw:stroke="none" draw:fill="none" fo:min-height="0.789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6" style:family="graphic" style:parent-style-name="objectwithoutfill">
      <style:graphic-properties svg:stroke-width="0.051cm" svg:stroke-color="#80808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10pt" style:font-size-complex="10pt"/>
    </style:style>
    <style:style style:name="P3" style:family="paragraph">
      <loext:graphic-properties draw:fill="none"/>
      <style:paragraph-properties style:writing-mode="lr-tb"/>
      <style:text-properties fo:font-size="9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9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117cm" svg:height="11.653cm" svg:x="5.742cm" svg:y="0.063cm">
          <draw:image xlink:href="Pictures/100002010000169C0000116E756E89492BDF844B.png" xlink:type="simple" xlink:show="embed" xlink:actuate="onLoad" loext:mime-type="image/png">
            <text:p/>
          </draw:image>
        </draw:frame>
        <draw:frame draw:style-name="gr2" draw:text-style-name="P3" draw:layer="layout" svg:width="5.273cm" svg:height="1.505cm" svg:x="-0.168cm" svg:y="0.576cm">
          <draw:text-box>
            <text:p text:style-name="P2"><text:span text:style-name="T1">Actinobacteriota;Acidimicrobiia</text:span></text:p>
          </draw:text-box>
        </draw:frame>
        <draw:frame draw:style-name="gr3" draw:text-style-name="P3" draw:layer="layout" svg:width="4.93cm" svg:height="0.646cm" svg:x="-0.168cm" svg:y="1.246cm">
          <draw:text-box>
            <text:p text:style-name="P2"><text:span text:style-name="T1">Bacteroidetes;Flavobacteriia</text:span></text:p>
          </draw:text-box>
        </draw:frame>
        <draw:frame draw:style-name="gr4" draw:text-style-name="P3" draw:layer="layout" svg:width="5.137cm" svg:height="1.039cm" svg:x="-0.168cm" svg:y="1.969cm">
          <draw:text-box>
            <text:p text:style-name="P2"><text:span text:style-name="T1">Bacteroidetes;Saprospiria</text:span></text:p>
          </draw:text-box>
        </draw:frame>
        <draw:frame draw:style-name="gr4" draw:text-style-name="P3" draw:layer="layout" svg:width="4.971cm" svg:height="1.039cm" svg:x="-0.168cm" svg:y="2.573cm">
          <draw:text-box>
            <text:p text:style-name="P2"><text:span text:style-name="T1">Bacteroidetes;Bacteroidia</text:span></text:p>
          </draw:text-box>
        </draw:frame>
        <draw:frame draw:style-name="gr3" draw:text-style-name="P3" draw:layer="layout" svg:width="4.316cm" svg:height="0.646cm" svg:x="-0.168cm" svg:y="3.418cm">
          <draw:text-box>
            <text:p text:style-name="P2"><text:span text:style-name="T1">Chloroflexi;Anaerolineae</text:span></text:p>
          </draw:text-box>
        </draw:frame>
        <draw:frame draw:style-name="gr3" draw:text-style-name="P3" draw:layer="layout" svg:width="5.205cm" svg:height="0.646cm" svg:x="-0.168cm" svg:y="4.637cm">
          <draw:text-box>
            <text:p text:style-name="P2"><text:span text:style-name="T1">Cyanobacteria;Cyanobacteriia</text:span></text:p>
          </draw:text-box>
        </draw:frame>
        <draw:frame draw:style-name="gr3" draw:text-style-name="P3" draw:layer="layout" svg:width="6.2cm" svg:height="0.646cm" svg:x="-0.196cm" svg:y="5.4cm">
          <draw:text-box>
            <text:p text:style-name="P2"><text:span text:style-name="T1">Cyanobacteria;Oscillatoriophycideae</text:span></text:p>
          </draw:text-box>
        </draw:frame>
        <draw:frame draw:style-name="gr5" draw:layer="layout" svg:width="5.431cm" svg:height="0.392cm" svg:x="0.02cm" svg:y="5.8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5.004cm" svg:height="0.374cm" svg:x="0.043cm" svg:y="6.3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5.447cm" svg:height="0.408cm" svg:x="0.005cm" svg:y="7.12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5.502cm" svg:height="0.409cm" svg:x="0.006cm" svg:y="8.8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5.541cm" svg:height="0.414cm" svg:x="0cm" svg:y="10.39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4" draw:layer="layout" svg:x1="19.712cm" svg:y1="10.019cm" svg:x2="-0.075cm" svg:y2="10.019cm">
          <text:p/>
        </draw:line>
        <draw:line draw:style-name="gr6" draw:text-style-name="P4" draw:layer="layout" svg:x1="19.714cm" svg:y1="7.955cm" svg:x2="-0.073cm" svg:y2="7.955cm">
          <text:p/>
        </draw:line>
        <draw:line draw:style-name="gr6" draw:text-style-name="P4" draw:layer="layout" svg:x1="19.714cm" svg:y1="6.747cm" svg:x2="-0.073cm" svg:y2="6.747cm">
          <text:p/>
        </draw:line>
        <draw:line draw:style-name="gr6" draw:text-style-name="P4" draw:layer="layout" svg:x1="19.715cm" svg:y1="6.173cm" svg:x2="-0.072cm" svg:y2="6.173cm">
          <text:p/>
        </draw:line>
        <draw:line draw:style-name="gr6" draw:text-style-name="P4" draw:layer="layout" svg:x1="19.716cm" svg:y1="5.864cm" svg:x2="-0.071cm" svg:y2="5.864cm">
          <text:p/>
        </draw:line>
        <draw:line draw:style-name="gr6" draw:text-style-name="P4" draw:layer="layout" svg:x1="19.717cm" svg:y1="5.575cm" svg:x2="-0.07cm" svg:y2="5.575cm">
          <text:p/>
        </draw:line>
        <draw:line draw:style-name="gr6" draw:text-style-name="P4" draw:layer="layout" svg:x1="19.718cm" svg:y1="4.406cm" svg:x2="-0.069cm" svg:y2="4.406cm">
          <text:p/>
        </draw:line>
        <draw:line draw:style-name="gr6" draw:text-style-name="P4" draw:layer="layout" svg:x1="19.719cm" svg:y1="3.208cm" svg:x2="-0.068cm" svg:y2="3.208cm">
          <text:p/>
        </draw:line>
        <draw:line draw:style-name="gr6" draw:text-style-name="P4" draw:layer="layout" svg:x1="19.72cm" svg:y1="2.619cm" svg:x2="-0.067cm" svg:y2="2.619cm">
          <text:p/>
        </draw:line>
        <draw:line draw:style-name="gr6" draw:text-style-name="P4" draw:layer="layout" svg:x1="19.721cm" svg:y1="2.025cm" svg:x2="-0.066cm" svg:y2="2.025cm">
          <text:p/>
        </draw:line>
        <draw:line draw:style-name="gr6" draw:text-style-name="P4" draw:layer="layout" svg:x1="19.714cm" svg:y1="1.142cm" svg:x2="-0.082cm" svg:y2="1.142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text-indent="0cm"/>
      <style:text-properties fo:font-size="17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83cm" fo:margin-bottom="0cm" fo:text-indent="0cm"/>
      <style:text-properties fo:font-size="14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2cm" fo:margin-bottom="0cm" fo:text-indent="0cm"/>
      <style:text-properties fo:font-size="12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1cm" fo:margin-bottom="0cm" fo:text-indent="0cm"/>
      <style:text-properties fo:font-size="12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1cm" fo:margin-bottom="0cm" fo:text-indent="0cm"/>
      <style:text-properties fo:font-size="12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1cm" fo:margin-bottom="0cm" fo:text-indent="0cm"/>
      <style:text-properties fo:font-size="12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1cm" fo:margin-bottom="0cm" fo:text-indent="0cm"/>
      <style:text-properties fo:font-size="12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1cm" fo:margin-bottom="0cm" fo:text-indent="0cm"/>
      <style:text-properties fo:font-size="12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7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.006cm" fo:page-height="11.8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Default" style:page-layout-name="PM1" draw:style-name="Mdp1">
      <draw:frame presentation:style-name="Default-title" draw:layer="backgroundobjects" svg:width="17.12cm" svg:height="1.64cm" svg:x="1.941cm" svg:y="1.382cm" presentation:class="title" presentation:placeholder="true">
        <draw:text-box/>
      </draw:frame>
      <draw:frame presentation:style-name="Default-outline1" draw:layer="backgroundobjects" svg:width="17.12cm" svg:height="5.7cm" svg:x="1.941cm" svg:y="3.289cm" presentation:class="outline" presentation:placeholder="true">
        <draw:text-box/>
      </draw:frame>
      <draw:frame presentation:style-name="Mpr1" draw:text-style-name="MP2" draw:layer="backgroundobjects" svg:width="4.431cm" svg:height="0.677cm" svg:x="1.941cm" svg:y="9.9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3cm" svg:height="0.677cm" svg:x="7.496cm" svg:y="9.9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0.677cm" svg:x="14.63cm" svg:y="9.944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11:11:19.607822986</meta:creation-date>
    <dc:date>2021-04-25T12:55:52.117217670</dc:date>
    <meta:editing-duration>PT19M25S</meta:editing-duration>
    <meta:editing-cycles>3</meta:editing-cycles>
    <meta:generator>LibreOffice/6.4.6.2$Linux_X86_64 LibreOffice_project/40$Build-2</meta:generator>
    <meta:document-statistic meta:object-count="47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row table:style-name="ro1" table:number-rows-repeated="24">
          <table:table-cell/>
        </table:table-row>
        <table:table-row table:style-name="ro2">
          <table:table-cell office:value-type="string" calcext:value-type="string">
            <text:p>Cyanobacteria;Vampirivibrionia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2:50:48.557735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row table:style-name="ro1" table:number-rows-repeated="25">
          <table:table-cell/>
        </table:table-row>
        <table:table-row table:style-name="ro2">
          <table:table-cell office:value-type="string" calcext:value-type="string">
            <text:p>Myxococcota;Myxococcia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2:51:49.505046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row table:style-name="ro1" table:number-rows-repeated="28">
          <table:table-cell/>
        </table:table-row>
        <table:table-row table:style-name="ro2">
          <table:table-cell office:value-type="string" calcext:value-type="string">
            <text:p>Planctomycetota;Planctomycetes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2:53:11.812099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row table:style-name="ro1" table:number-rows-repeated="31">
          <table:table-cell/>
        </table:table-row>
        <table:table-row table:style-name="ro2">
          <table:table-cell office:value-type="string" calcext:value-type="string">
            <text:p>Proteobacteria;Alphaproteobacteria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2:54:38.364269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row table:style-name="ro1" table:number-rows-repeated="46">
          <table:table-cell/>
        </table:table-row>
        <table:table-row table:style-name="ro2">
          <table:table-cell office:value-type="string" calcext:value-type="string">
            <text:p>Proteobacteria;Gammaproteobacteria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2:54:38.378194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